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5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99pt solid #00000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number-columns-repeated="5" table:default-cell-style-name="Default"/>
        <table:table-column table:style-name="co3" table:default-cell-style-name="Default"/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schof Adrian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elli Maximilian Alexande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tl Wern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bner Maximilian Franz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gger Markus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uerstein Simon Elias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ßner Matthia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spar Jakov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if Lukas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fmann Patrick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chner Simon Martin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kay Parrott Andrew Keon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gnussen Kristina Rebecca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tschko Felix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feifhofer Jona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ckstaller Tobia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scher Andrea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steski Leonid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aub Fabian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iestl Mathia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banaj Redjol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ric Marko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11:17:46.757622793</meta:creation-date>
    <dc:date>2021-11-24T11:29:38.185010207</dc:date>
    <meta:editing-duration>PT1M21S</meta:editing-duration>
    <meta:editing-cycles>1</meta:editing-cycles>
    <meta:document-statistic meta:table-count="1" meta:cell-count="46" meta:object-count="0"/>
    <meta:generator>LibreOffice/6.0.7.3$Linux_X86_64 LibreOffice_project/00m0$Build-3</meta:generator>
  </office:meta>
</office:document-meta>
</file>